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5 2412">
            <text:p>test_Parser(primitives): 1,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5">
            <text:p>1,5 sec</text:p>
          </table:table-cell>
          <table:table-cell table:style-name="ce162" table:formula="of:=TESTSTAT(&quot;count&quot;; [.B46])" office:value-type="float" office:value="2412">
            <text:p>2412</text:p>
          </table:table-cell>
          <table:table-cell table:style-name="ce164" table:formula="of:=[.E46]/[.D46]" office:value-type="float" office:value="1608">
            <text:p>1608,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2 9107">
            <text:p>test_Parser(basic): 6,2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2">
            <text:p>6,2 sec</text:p>
          </table:table-cell>
          <table:table-cell table:style-name="ce162" table:formula="of:=TESTSTAT(&quot;count&quot;; [.B48])" office:value-type="float" office:value="9107">
            <text:p>9107</text:p>
          </table:table-cell>
          <table:table-cell table:style-name="ce164" table:formula="of:=[.E48]/[.D48]" office:value-type="float" office:value="1468.87096774194">
            <text:p>1468,9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9 3046">
            <text:p>test_Parser(numbers): 2,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9">
            <text:p>2,9 sec</text:p>
          </table:table-cell>
          <table:table-cell table:style-name="ce162" table:formula="of:=TESTSTAT(&quot;count&quot;; [.B50])" office:value-type="float" office:value="3046">
            <text:p>3046</text:p>
          </table:table-cell>
          <table:table-cell table:style-name="ce164" table:formula="of:=[.E50]/[.D50]" office:value-type="float" office:value="1050.34482758621">
            <text:p>1050,3 a/sec</text:p>
          </table:table-cell>
          <table:table-cell table:number-columns-repeated="4"/>
        </table:table-row>
        <table:table-row table:style-name="ro6">
          <table:table-cell/>
          <table:table-cell table:formula="of:=TEST_PARSER(&quot;types&quot;)" office:value-type="string" office:string-value="test_Parser(types): 5,9 11149">
            <text:p>test_Parser(types): 5,9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9">
            <text:p>5,9 sec</text:p>
          </table:table-cell>
          <table:table-cell table:style-name="ce162" table:formula="of:=TESTSTAT(&quot;count&quot;; [.B51])" office:value-type="float" office:value="11149">
            <text:p>11149</text:p>
          </table:table-cell>
          <table:table-cell table:style-name="ce164" table:formula="of:=[.E51]/[.D51]" office:value-type="float" office:value="1889.66101694915">
            <text:p>1889,7 a/sec</text:p>
          </table:table-cell>
          <table:table-cell table:number-columns-repeated="4"/>
        </table:table-row>
        <table:table-row table:style-name="ro6">
          <table:table-cell table:number-columns-repeated="3"/>
          <table:table-cell table:style-name="ce161" table:formula="of:=SUM([.D46:.D51])" office:value-type="float" office:value="18.9">
            <text:p>18,9 sec</text:p>
          </table:table-cell>
          <table:table-cell table:style-name="ce163" table:formula="of:=SUM([.E46:.E51])" office:value-type="float" office:value="27739">
            <text:p>27739</text:p>
          </table:table-cell>
          <table:table-cell table:style-name="ce165" table:formula="of:=[.E52]/[.D52]" office:value-type="float" office:value="1467.67195767196">
            <text:p>1467,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2 27734">
            <text:p>test_Parser(all): 17,2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2">
            <text:p>17,2 sec</text:p>
          </table:table-cell>
          <table:table-cell table:style-name="ce162" table:formula="of:=TESTSTAT(&quot;count&quot;; [.B54])" office:value-type="float" office:value="27734">
            <text:p>27734</text:p>
          </table:table-cell>
          <table:table-cell table:style-name="ce164" table:formula="of:=[.E54]/[.D54]" office:value-type="float" office:value="1612.44186046512">
            <text:p>1612,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21.05.2017</text:date>, <text:time>21:32: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1T21:32:44.92</dc:date>
    <meta:editing-duration>P160DT4H53M44S</meta:editing-duration>
    <meta:editing-cycles>682</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Ctor
	ctor As Variant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Fn(out)) Then
					On Local Error Goto ctorOf_error
					out.provoke_an_error
				End If
			End If
		End If
	End If
ctorOf_end:
	ctorOf = out
	Exit Function
ctorOf_error:
	croak("ctorOf: object with invalid .ctor :: " &amp; typeOf(out) &amp; NL &amp; toString(out))
End Function

Function _ctor(o As Object)
	Dim out As Variant
	On Local Error Goto _ctor_end
	out = o.ctor
_ctor_end:
	_ctor = out
End Function


Function isString(Optional x As Variant)
	If isMissing(x) Then
		isString = Fn.isString
	Else
		isString = (typeOf(x) = typeO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isObject()
	test_passing_pointers()
	test_concat()
	test_typeOf()
	test_ctorOf()
	test_isString()
	test_toString()
	test_id()
	test_fstArg()
	test_sndArg()
	test_swap()
	test_add()
	test_mul()
	test_compose() ' tests use add and mul and toString
	test_inRange()
	test_equ()
	test_readHex()
End Function

Function test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o.ctor = New TTest_TyName
	assertThrows(ctorOf, Array(o)).x
	o.ctor.tyname = "foo"
	assertThrows(ctorOf, Array(o)).x
	
	o.ctor = Fn.cons
	act = ctorOf(o)
	assertEqual(isFn(act), True).x
	assertEqual(getFnName(act), getFnName(Fn.cons)).x
	assertEqual(arity(act), arity(Fn.cons)).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TPattern, f As Object, e As Object, v As Objec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out = _evalX(f, env, cons(a, argXs)) ' tail-recursive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